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5000000C48D505B7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6846" officeooo:paragraph-rsid="001e6846"/>
    </style:style>
    <style:style style:name="P2" style:family="paragraph" style:parent-style-name="Standard" style:list-style-name="L2">
      <style:paragraph-properties fo:line-height="100%">
        <style:tab-stops/>
      </style:paragraph-properties>
      <style:text-properties fo:language="ru" fo:country="RU" officeooo:rsid="00249e9f" officeooo:paragraph-rsid="00249e9f"/>
    </style:style>
    <style:style style:name="P3" style:family="paragraph" style:parent-style-name="Standard">
      <style:paragraph-properties fo:line-height="100%">
        <style:tab-stops/>
      </style:paragraph-properties>
      <style:text-properties fo:language="ru" fo:country="RU" officeooo:rsid="00249e9f" officeooo:paragraph-rsid="00249e9f"/>
    </style:style>
    <style:style style:name="P4" style:family="paragraph" style:parent-style-name="Standard" style:list-style-name="L1">
      <style:paragraph-properties fo:margin-left="2.101cm" fo:margin-right="0cm" fo:line-height="100%" fo:text-indent="-0.64cm" style:auto-text-indent="false">
        <style:tab-stops/>
      </style:paragraph-properties>
      <style:text-properties officeooo:paragraph-rsid="00204c6f"/>
    </style:style>
    <style:style style:name="P5" style:family="paragraph" style:parent-style-name="Standard" style:list-style-name="L1">
      <style:paragraph-properties fo:margin-left="2.101cm" fo:margin-right="0cm" fo:line-height="100%" fo:text-indent="-0.64cm" style:auto-text-indent="false">
        <style:tab-stops/>
      </style:paragraph-properties>
      <style:text-properties officeooo:rsid="00204c6f" officeooo:paragraph-rsid="00204c6f"/>
    </style:style>
    <style:style style:name="P6" style:family="paragraph" style:parent-style-name="Standard" style:list-style-name="L1">
      <style:paragraph-properties fo:margin-left="2.101cm" fo:margin-right="0cm" fo:line-height="100%" fo:text-indent="-0.64cm" style:auto-text-indent="false">
        <style:tab-stops/>
      </style:paragraph-properties>
      <style:text-properties officeooo:rsid="00204c6f" officeooo:paragraph-rsid="00204c6f"/>
    </style:style>
    <style:style style:name="P7" style:family="paragraph" style:parent-style-name="Standard">
      <style:paragraph-properties fo:margin-left="2.101cm" fo:margin-right="0cm" fo:line-height="100%" fo:text-indent="-0.64cm" style:auto-text-indent="false">
        <style:tab-stops/>
      </style:paragraph-properties>
      <style:text-properties officeooo:rsid="00204c6f" officeooo:paragraph-rsid="00204c6f"/>
    </style:style>
    <style:style style:name="P8" style:family="paragraph" style:parent-style-name="Standard" style:list-style-name="L1">
      <style:paragraph-properties fo:margin-left="2.101cm" fo:margin-right="0cm" fo:line-height="100%" fo:text-indent="-0.64cm" style:auto-text-indent="false">
        <style:tab-stops/>
      </style:paragraph-properties>
      <style:text-properties officeooo:rsid="004103fb" officeooo:paragraph-rsid="004103fb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02b9b61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rsid="002159dc" officeooo:paragraph-rsid="002159dc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rsid="002159dc" officeooo:paragraph-rsid="002322d9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49e9f" officeooo:paragraph-rsid="00249e9f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64c01" officeooo:paragraph-rsid="00264c01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6bea8" officeooo:paragraph-rsid="0026bea8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851be" officeooo:paragraph-rsid="002851be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87d1a" officeooo:paragraph-rsid="00287d1a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a2d4c" officeooo:paragraph-rsid="002a2d4c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efde4" officeooo:paragraph-rsid="002efde4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41442a" officeooo:paragraph-rsid="0041442a"/>
    </style:style>
    <style:style style:name="P20" style:family="paragraph" style:parent-style-name="Text_20_body">
      <style:paragraph-properties fo:text-align="start" style:justify-single-word="false"/>
      <style:text-properties officeooo:rsid="002322d9" officeooo:paragraph-rsid="002322d9"/>
    </style:style>
    <style:style style:name="P21" style:family="paragraph" style:parent-style-name="Text_20_body">
      <style:paragraph-properties fo:text-align="start" style:justify-single-word="false"/>
    </style:style>
    <style:style style:name="P22" style:family="paragraph" style:parent-style-name="Text_20_body">
      <style:paragraph-properties fo:text-align="start" style:justify-single-word="false"/>
      <style:text-properties fo:language="en" fo:country="US" officeooo:rsid="003b63e2" officeooo:paragraph-rsid="003b63e2"/>
    </style:style>
    <style:style style:name="P23" style:family="paragraph" style:parent-style-name="Text_20_body">
      <style:paragraph-properties fo:text-align="start" style:justify-single-word="false"/>
      <style:text-properties fo:language="en" fo:country="US" officeooo:rsid="003cc631" officeooo:paragraph-rsid="003cc631"/>
    </style:style>
    <style:style style:name="P24" style:family="paragraph" style:parent-style-name="Text_20_body">
      <style:paragraph-properties fo:text-align="start" style:justify-single-word="false"/>
      <style:text-properties fo:language="ru" fo:country="RU" officeooo:rsid="00249e9f" officeooo:paragraph-rsid="00249e9f"/>
    </style:style>
    <style:style style:name="P25" style:family="paragraph" style:parent-style-name="Text_20_body">
      <style:paragraph-properties fo:text-align="start" style:justify-single-word="false"/>
      <style:text-properties officeooo:rsid="00304422" officeooo:paragraph-rsid="00304422"/>
    </style:style>
    <style:style style:name="P26" style:family="paragraph" style:parent-style-name="Text_20_body">
      <style:paragraph-properties fo:text-align="start" style:justify-single-word="false"/>
      <style:text-properties officeooo:rsid="00316c5f" officeooo:paragraph-rsid="0032acb1"/>
    </style:style>
    <style:style style:name="P27" style:family="paragraph" style:parent-style-name="Text_20_body">
      <style:paragraph-properties fo:text-align="start" style:justify-single-word="false"/>
      <style:text-properties officeooo:rsid="0032acb1" officeooo:paragraph-rsid="0032acb1"/>
    </style:style>
    <style:style style:name="P28" style:family="paragraph" style:parent-style-name="Text_20_body">
      <style:paragraph-properties fo:text-align="start" style:justify-single-word="false"/>
      <style:text-properties officeooo:rsid="0032acb1" officeooo:paragraph-rsid="0035314e"/>
    </style:style>
    <style:style style:name="P29" style:family="paragraph" style:parent-style-name="Text_20_body">
      <style:text-properties officeooo:rsid="00345666" officeooo:paragraph-rsid="00345666"/>
    </style:style>
    <style:style style:name="P30" style:family="paragraph" style:parent-style-name="Text_20_body">
      <style:paragraph-properties fo:text-align="start" style:justify-single-word="false"/>
      <style:text-properties officeooo:rsid="00345666" officeooo:paragraph-rsid="00345666"/>
    </style:style>
    <style:style style:name="P31" style:family="paragraph" style:parent-style-name="Text_20_body">
      <style:paragraph-properties fo:text-align="start" style:justify-single-word="false"/>
      <style:text-properties officeooo:rsid="00345666" officeooo:paragraph-rsid="0035314e"/>
    </style:style>
    <style:style style:name="P32" style:family="paragraph" style:parent-style-name="Text_20_body">
      <style:text-properties officeooo:rsid="00345666" officeooo:paragraph-rsid="0035314e"/>
    </style:style>
    <style:style style:name="P33" style:family="paragraph" style:parent-style-name="Text_20_body">
      <style:paragraph-properties fo:text-align="start" style:justify-single-word="false"/>
      <style:text-properties officeooo:rsid="003535f0" officeooo:paragraph-rsid="003535f0"/>
    </style:style>
    <style:style style:name="P34" style:family="paragraph" style:parent-style-name="Text_20_body">
      <style:text-properties officeooo:paragraph-rsid="003535f0"/>
    </style:style>
    <style:style style:name="P35" style:family="paragraph" style:parent-style-name="Text_20_body">
      <style:paragraph-properties fo:text-align="start" style:justify-single-word="false"/>
      <style:text-properties officeooo:rsid="0036d9ff" officeooo:paragraph-rsid="0036d9ff"/>
    </style:style>
    <style:style style:name="P36" style:family="paragraph" style:parent-style-name="Text_20_body">
      <style:paragraph-properties fo:text-align="start" style:justify-single-word="false"/>
      <style:text-properties officeooo:rsid="003827d3" officeooo:paragraph-rsid="003827d3"/>
    </style:style>
    <style:style style:name="P37" style:family="paragraph" style:parent-style-name="Text_20_body">
      <style:paragraph-properties fo:text-align="start" style:justify-single-word="false"/>
      <style:text-properties officeooo:rsid="003827d3" officeooo:paragraph-rsid="003bfa34"/>
    </style:style>
    <style:style style:name="P38" style:family="paragraph" style:parent-style-name="Text_20_body">
      <style:paragraph-properties fo:text-align="start" style:justify-single-word="false"/>
      <style:text-properties officeooo:rsid="003a0308" officeooo:paragraph-rsid="003a0308"/>
    </style:style>
    <style:style style:name="P39" style:family="paragraph" style:parent-style-name="Text_20_body">
      <style:paragraph-properties fo:text-align="start" style:justify-single-word="false"/>
      <style:text-properties officeooo:rsid="003a0308" officeooo:paragraph-rsid="003bfa34"/>
    </style:style>
    <style:style style:name="P40" style:family="paragraph" style:parent-style-name="Text_20_body">
      <style:paragraph-properties fo:text-align="start" style:justify-single-word="false"/>
      <style:text-properties officeooo:rsid="003b63e2" officeooo:paragraph-rsid="003b63e2"/>
    </style:style>
    <style:style style:name="P41" style:family="paragraph" style:parent-style-name="Text_20_body">
      <style:paragraph-properties fo:text-align="start" style:justify-single-word="false"/>
      <style:text-properties officeooo:rsid="003b63e2" officeooo:paragraph-rsid="003bfa34"/>
    </style:style>
    <style:style style:name="P42" style:family="paragraph" style:parent-style-name="Text_20_body">
      <style:text-properties officeooo:rsid="003bfa34" officeooo:paragraph-rsid="003bfa34"/>
    </style:style>
    <style:style style:name="P43" style:family="paragraph" style:parent-style-name="Text_20_body">
      <style:paragraph-properties fo:text-align="start" style:justify-single-word="false"/>
      <style:text-properties officeooo:rsid="003cc631" officeooo:paragraph-rsid="003cc631"/>
    </style:style>
    <style:style style:name="P44" style:family="paragraph" style:parent-style-name="Text_20_body">
      <style:paragraph-properties fo:text-align="start" style:justify-single-word="false"/>
      <style:text-properties officeooo:rsid="003cc631" officeooo:paragraph-rsid="003e73ab"/>
    </style:style>
    <style:style style:name="P45" style:family="paragraph" style:parent-style-name="Text_20_body">
      <style:paragraph-properties fo:text-align="start" style:justify-single-word="false"/>
      <style:text-properties officeooo:rsid="003e73ab" officeooo:paragraph-rsid="003e73ab"/>
    </style:style>
    <style:style style:name="P46" style:family="paragraph" style:parent-style-name="Text_20_body">
      <style:paragraph-properties fo:text-align="start" style:justify-single-word="false"/>
      <style:text-properties officeooo:rsid="003feda3" officeooo:paragraph-rsid="003feda3"/>
    </style:style>
    <style:style style:name="P47" style:family="paragraph" style:parent-style-name="Subtitle">
      <style:paragraph-properties fo:text-align="start" style:justify-single-word="false"/>
    </style:style>
    <style:style style:name="P48" style:family="paragraph" style:parent-style-name="Subtitle">
      <style:paragraph-properties fo:text-align="start" style:justify-single-word="false"/>
      <style:text-properties officeooo:rsid="002322d9" officeooo:paragraph-rsid="002322d9"/>
    </style:style>
    <style:style style:name="P49" style:family="paragraph" style:parent-style-name="Heading_20_1">
      <style:text-properties officeooo:paragraph-rsid="0035314e"/>
    </style:style>
    <style:style style:name="P50" style:family="paragraph" style:parent-style-name="Heading_20_1">
      <style:text-properties officeooo:paragraph-rsid="003bfa34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28820"/>
    </style:style>
    <style:style style:name="T3" style:family="text">
      <style:text-properties fo:language="en" fo:country="US" officeooo:rsid="0032acb1"/>
    </style:style>
    <style:style style:name="T4" style:family="text">
      <style:text-properties fo:language="en" fo:country="US" officeooo:rsid="0035314e"/>
    </style:style>
    <style:style style:name="T5" style:family="text">
      <style:text-properties fo:language="en" fo:country="US" officeooo:rsid="003bfa34"/>
    </style:style>
    <style:style style:name="T6" style:family="text">
      <style:text-properties fo:language="en" fo:country="US" officeooo:rsid="003e73ab"/>
    </style:style>
    <style:style style:name="T7" style:family="text">
      <style:text-properties fo:language="en" fo:country="US" officeooo:rsid="0041442a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204c6f"/>
    </style:style>
    <style:style style:name="T10" style:family="text">
      <style:text-properties fo:language="ru" fo:country="RU" officeooo:rsid="00228820"/>
    </style:style>
    <style:style style:name="T11" style:family="text">
      <style:text-properties fo:language="ru" fo:country="RU" officeooo:rsid="002322d9"/>
    </style:style>
    <style:style style:name="T12" style:family="text">
      <style:text-properties fo:language="ru" fo:country="RU" officeooo:rsid="002a2d4c"/>
    </style:style>
    <style:style style:name="T13" style:family="text">
      <style:text-properties fo:language="ru" fo:country="RU" officeooo:rsid="002b9b61"/>
    </style:style>
    <style:style style:name="T14" style:family="text">
      <style:text-properties fo:language="ru" fo:country="RU" officeooo:rsid="002cd52a"/>
    </style:style>
    <style:style style:name="T15" style:family="text">
      <style:text-properties fo:language="ru" fo:country="RU" officeooo:rsid="0032acb1"/>
    </style:style>
    <style:style style:name="T16" style:family="text">
      <style:text-properties fo:language="ru" fo:country="RU" officeooo:rsid="00304422"/>
    </style:style>
    <style:style style:name="T17" style:family="text">
      <style:text-properties fo:language="ru" fo:country="RU" officeooo:rsid="0035314e"/>
    </style:style>
    <style:style style:name="T18" style:family="text">
      <style:text-properties fo:language="ru" fo:country="RU" officeooo:rsid="00345666"/>
    </style:style>
    <style:style style:name="T19" style:family="text">
      <style:text-properties fo:language="ru" fo:country="RU" officeooo:rsid="003535f0"/>
    </style:style>
    <style:style style:name="T20" style:family="text">
      <style:text-properties fo:language="ru" fo:country="RU" officeooo:rsid="003a0308"/>
    </style:style>
    <style:style style:name="T21" style:family="text">
      <style:text-properties fo:language="ru" fo:country="RU" officeooo:rsid="003bfa34"/>
    </style:style>
    <style:style style:name="T22" style:family="text">
      <style:text-properties fo:language="ru" fo:country="RU" officeooo:rsid="003e73ab"/>
    </style:style>
    <style:style style:name="T23" style:family="text">
      <style:text-properties fo:language="ru" fo:country="RU" officeooo:rsid="004103fb"/>
    </style:style>
    <style:style style:name="T24" style:family="text">
      <style:text-properties fo:language="ru" fo:country="RU" officeooo:rsid="0041442a"/>
    </style:style>
    <style:style style:name="T25" style:family="text">
      <style:text-properties fo:language="ru" fo:country="RU" officeooo:rsid="00428a52"/>
    </style:style>
    <style:style style:name="T26" style:family="text">
      <style:text-properties fo:language="ru" fo:country="RU" officeooo:rsid="00433ad1"/>
    </style:style>
    <style:style style:name="T27" style:family="text">
      <style:text-properties fo:language="ru" fo:country="RU" officeooo:rsid="0044bc7d"/>
    </style:style>
    <style:style style:name="T28" style:family="text">
      <style:text-properties officeooo:rsid="00264c01"/>
    </style:style>
    <style:style style:name="T29" style:family="text">
      <style:text-properties officeooo:rsid="0026bea8"/>
    </style:style>
    <style:style style:name="T30" style:family="text">
      <style:text-properties officeooo:rsid="002851be"/>
    </style:style>
    <style:style style:name="T31" style:family="text">
      <style:text-properties fo:font-size="10pt" fo:font-weight="normal" style:font-weight-asian="normal" style:font-weight-complex="normal"/>
    </style:style>
    <style:style style:name="T32" style:family="text">
      <style:text-properties officeooo:rsid="002cd52a"/>
    </style:style>
    <style:style style:name="T33" style:family="text">
      <style:text-properties officeooo:rsid="0035314e"/>
    </style:style>
    <style:style style:name="T34" style:family="text">
      <style:text-properties officeooo:rsid="003bfa34"/>
    </style:style>
    <style:style style:name="T35" style:family="text">
      <style:text-properties officeooo:rsid="003c4411"/>
    </style:style>
    <style:style style:name="T36" style:family="text">
      <style:text-properties officeooo:rsid="0041442a"/>
    </style:style>
    <style:style style:name="T37" style:family="text">
      <style:text-properties officeooo:rsid="00433ad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1<text:span text:style-name="T1">CI – </text:span><text:span text:style-name="T8">Система автоматизации работы с конфигурацией подключенной к хранилищу.</text:span></text:p>
      <text:p text:style-name="P1"><text:span text:style-name="T8"/></text:p>
      <text:p text:style-name="P47">Задача</text:p>
      <text:p text:style-name="P1"><text:span text:style-name="T8"/></text:p>
      <text:p text:style-name="P1"><text:span text:style-name="T8">В ходе коллективной разработки, </text:span><text:span text:style-name="T9">приходится выполнять ряд рутинных операций, которые можно было бы автоматизировать, как например:</text:span></text:p>
      <text:list xml:id="list5328005551096955632" text:style-name="L1">
        <text:list-item>
          <text:p text:style-name="P4"><text:span text:style-name="T9">Ежедневная выгрузка и отправка партнерам актуальной версии конфигурации из хранилища;</text:span></text:p>
        </text:list-item>
        <text:list-item>
          <text:p text:style-name="P5"><text:span text:style-name="T8">Проведение различных тестов конфигурации перед отправкой, например проверка конфигурации встроенными в платформу механизмами или с помощью специальных тестовых обработок\конфигураций.</text:span></text:p>
        </text:list-item>
        <text:list-item>
          <text:p text:style-name="P5"><text:span text:style-name="T8">Уведомление участников проекта о найденных ошибках в ходе тестирования по средством эл. почты или интернет мессенджеров (</text:span><text:span text:style-name="T1">Skype, Telegram</text:span><text:span text:style-name="T8">)</text:span><text:span text:style-name="T23">.</text:span></text:p>
        </text:list-item>
        <text:list-item>
          <text:p text:style-name="P8"><text:span text:style-name="T23">З</text:span><text:span text:style-name="T8">агрузка конфигурации в рабочую базу данных.</text:span></text:p>
        </text:list-item>
      </text:list>
      <text:p text:style-name="P7"><text:span text:style-name="T8"/></text:p>
      <text:p text:style-name="P11"><text:span text:style-name="T8">Для автоматизации подобных задач и предназначена </text:span><text:span text:style-name="T10">конфигурация</text:span><text:span text:style-name="T8"> 1</text:span><text:span text:style-name="T1">CI. </text:span><text:span text:style-name="T10">Часть названия конфигурации является аббревиатурой и расшифровывающейся как </text:span><text:span text:style-name="T2">Continuous Integration, </text:span><text:span text:style-name="T10">что является отсылкой к </text:span><text:span text:style-name="T11">одноименной концепции.</text:span></text:p>
      <text:p text:style-name="P10"><text:span text:style-name="T1"/></text:p>
      <text:p text:style-name="P48">Общее описание конфигурации.</text:p>
      <text:p text:style-name="P20">Конфигурация: самостоятельная, без необходимости встраивания;</text:p>
      <text:p text:style-name="P20">Платформа: 8.3 (без режима совместимости);</text:p>
      <text:p text:style-name="P20">Интерфейс: Такси;</text:p>
      <text:p text:style-name="P20">БСП: 2.2.4.4 (Английская версия);</text:p>
      <text:p text:style-name="P20">Язык разработки: Английский;</text:p>
      <text:p text:style-name="P20">Режим: Асинхронный.</text:p>
      <text:p text:style-name="P24">Функционал конфигурации строится вокруг справочника «<text:span text:style-name="T1">Repositories</text:span>», каждый элемент которого соответствует отдельному хранилищу конфигураци<text:span text:style-name="T36">и</text:span>, <text:span text:style-name="T36">в</text:span> котор<text:span text:style-name="T36">ом</text:span> ведется разработка. Для каждого элемента справочника задается список пользователей, которые могут работать с <text:span text:style-name="T36">хранилищем</text:span>, их имена и пароли. <text:s/></text:p>
      <text:p text:style-name="P12">В справочнике «<text:span text:style-name="T1">Tasks</text:span>», подчиненном справочнику <text:s/>«<text:span text:style-name="T1">Repositories</text:span>» задается перечень задач которые <text:s/>необходимо автоматизировать. Каждая задача может быть запущена на выполнение несколькими разными методами:</text:p>
      <text:list xml:id="list1471799671982248499" text:style-name="L2">
        <text:list-item>
          <text:p text:style-name="P2">В ручную из клиента 1С: Предприятие;</text:p>
        </text:list-item>
        <text:list-item>
          <text:p text:style-name="P2">По расписанию, с помощью регламентного задания;</text:p>
        </text:list-item>
        <text:list-item>
          <text:p text:style-name="P2">Из командной строки 1С: Предприятия.</text:p>
        </text:list-item>
      </text:list>
      <text:p text:style-name="P3"/>
      <text:p text:style-name="P3"><text:soft-page-break/>Для элемент<text:span text:style-name="T36">ов</text:span> справочника «<text:span text:style-name="T1">Tasks</text:span>», <text:span text:style-name="T28">в табличной части, </text:span>задается спис<text:span text:style-name="T28">ок</text:span> действий, которые <text:s/>необходимо выполнить. <text:span text:style-name="T28">Действия выполняются последовательно, в соответствии с номером строки табличной части.</text:span></text:p>
      <text:p text:style-name="P13">Каждое действие, это элемент справочника «<text:span text:style-name="T1">Actions</text:span>», в котором хранится ссылка на обработку, в которой и прописан алгоритм выполняемого действия. Обработка может быть внешней, тогда, на неё в сохраняется ссылка из справочника «AdditionalReportsAndDataProcessors», являющегося частью подсистемы «AdditionalReportsAndDataProcessors» из БСП. Обработка может быть также внутренне<text:span text:style-name="T29">й</text:span>, тогда, в справочнике «<text:span text:style-name="T1">Actions</text:span>» хранится наименование обработки <text:span text:style-name="T29">из дерева объектов конфигурации</text:span>.</text:p>
      <text:p text:style-name="P13"/>
      <text:p text:style-name="P13"><draw:frame draw:style-name="fr1" draw:name="Изображение1" text:anchor-type="paragraph" svg:width="9.869cm" svg:height="5.186cm" draw:z-index="0"><draw:image xlink:href="Pictures/1000020100000175000000C48D505B7F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4">Во время выполнения задачи, в памяти создается список доступных общих параметров, которые могут быть использованы обработками при выполнении различных операций. <text:span text:style-name="T30">Список параметров существует и актуален только во время выполнения конкретной задачи.</text:span> Одним из важнейших параметров, является путь к файлу выгрузки конфигурации из хранилища. <text:s/>Сам путь и имя файла выгрузки формируется еще до выполнения действий и передается в обработку перед выполнением, поэтому, если скажем есть обработка, которая должна выгрузить конфигурацию из хранилища и обработка которая затем должна эту конфигурацию протестировать, то первой в списке действий должна идти обработка которая выгружает конфигурацию. Ей будет передан путь к файлу выгру<text:span text:style-name="T30">з</text:span>ки (хотя самого файла на диске еще нет) <text:span text:style-name="T30">и она, по указанному пути и имени, сохраняет конфигурацию. Все последующие обработки будут использовать эту выгрузку, поскольку они выполняются позже и им всем доступен путь к выгруженному файлу.</text:span></text:p>
      <text:p text:style-name="P15"/>
      <text:p text:style-name="P19">Задача может быть запущена в ручную, из командной строки или по расписанию (последние два способа пока не реализованы).</text:p>
      <text:p text:style-name="P15"/>
      <text:p text:style-name="P16">Информация о выполненных задачах и ходе их выполнения записывается в базу данных. Каждое действие записывается независимо от других, поэтому при резком «падении» программы, всегда можно видеть на каком этапе процесс был остановлен.</text:p>
      <text:p text:style-name="P16"/>
      <text:p text:style-name="P16">В конфигурации предусмотрен механизм оповещения пользователей о результатах выполнения задач. Отчет о выполненной или завершенной с ошибкой задачи отправляется по электронной почте или интернет-мессенджеру указанным в задаче получателям, при этом задается два разных списка получателей: <text:s/>один список для случая, если задача завершена с ошибкой, другой, если задача выполнена успешно. Поскольку нет нужды уведомлять всех пользователей об успешном выполнении задачи, эту информацию может получать только ответственное лицо, например руководитель проекта.</text:p>
      <text:p text:style-name="P16"/>
      <text:p text:style-name="P18">Для каждой обработки, могут быть заданы индивидуальные параметры, которые <text:soft-page-break/>сохраняются в табличной части «<text:span text:style-name="T7">Actions</text:span>» справочника «<text:span text:style-name="T1">Tasks</text:span>». Перечень параметров индивидуален для каждой обработки, форма их редактирования реализуется самой обработкой.</text:p>
      <text:p text:style-name="P16"/>
      <text:p text:style-name="P16">Для отправки отчетов по электронной почте, используется подсистема «EmailAccounts» из БСП.</text:p>
      <text:p text:style-name="P16"/>
      <text:p text:style-name="P17">Тестирование как и все прочие действия, выполняется с помощью обработок, привязанных к элементам справочника «<text:span text:style-name="T1">Actions</text:span>». <text:span text:style-name="T36">К</text:span>оличество всевозможных тестов ничем не ограничено, в ходе использования конфигурации могут быть написаны специальные тестовые обработки для определенных целей тестирования. Это уже будет зависеть от потребностей в тестировании и от конкретной, разрабатываемой конфигурации. В составе конфигурации предполагается <text:s/>наличие нескольких встроенных, <text:span text:style-name="T32">универсальных </text:span>обработок для тестирования:</text:p>
      <text:p text:style-name="P9"><text:span text:style-name="T12">- Обработка </text:span><text:span text:style-name="T13">для запуска встроенного в платформу механизма тестирования (</text:span><text:span text:style-name="T24">параметр</text:span><text:span text:style-name="T13"> </text:span><text:span text:style-name="T24">запуска </text:span><text:span text:style-name="Strong_20_Emphasis"><text:span text:style-name="T31">CheckModules</text:span></text:span><text:span text:style-name="T13">);</text:span></text:p>
      <text:p text:style-name="P9"><text:span text:style-name="T13">- </text:span><text:span text:style-name="T14">Обработка для перепроведения списка документов конфигурации;</text:span></text:p>
      <text:p text:style-name="P9"><text:span text:style-name="T14">- Обработка для формирования списка отчетов конфигурации.</text:span></text:p>
      <text:p text:style-name="P9"><text:span text:style-name="T14"/></text:p>
      <text:p text:style-name="P47"><text:span text:style-name="T14">Д</text:span><text:span text:style-name="T8">етальное описание объектов метаданных </text:span><text:span text:style-name="T17">(из того, что уже реализовано)</text:span></text:p>
      <text:p text:style-name="P21"><text:span text:style-name="T8"/></text:p>
      <text:h text:style-name="Heading_20_1" text:outline-level="1"><text:span text:style-name="T8">Справочник «</text:span><text:span text:style-name="T1">Repositories</text:span><text:span text:style-name="T8">»</text:span></text:h>
      <text:p text:style-name="P25"><text:span text:style-name="T8">Реквизиты:</text:span></text:p>
      <text:p text:style-name="P25"><text:span text:style-name="T8">Path </text:span><text:span text:style-name="T1">&lt;</text:span><text:span text:style-name="T8">Строка</text:span><text:span text:style-name="T1">&gt;</text:span><text:span text:style-name="T8">— путь к каталогу хранилища;</text:span></text:p>
      <text:p text:style-name="P25"><text:span text:style-name="T8">WorkingDir </text:span><text:span text:style-name="T1">&lt;</text:span><text:span text:style-name="T8">Строка</text:span><text:span text:style-name="T1">&gt; - </text:span><text:span text:style-name="T8">путь к каталогу, где будут хранится файлы, предназначенные для работы конфигурации с репозиторием, например каталог временной базы данных, которая будет подключена к хранилищу. Если не задан, используется каталог временных файлов.</text:span></text:p>
      <text:p text:style-name="P25"><text:span text:style-name="T8">PlatformPath </text:span><text:span text:style-name="T1">&lt;</text:span><text:span text:style-name="T8">Строка</text:span><text:span text:style-name="T1">&gt; - </text:span><text:span text:style-name="T8">путь к исполняемому файлу платформы, если не зада</text:span><text:span text:style-name="T25">н</text:span><text:span text:style-name="T8">, устанавливается автоматически с помощью </text:span><text:span text:style-name="T25">функции</text:span><text:span text:style-name="T8"> «</text:span><text:span text:style-name="T1">BinDir</text:span><text:span text:style-name="T8">()».</text:span></text:p>
      <text:p text:style-name="P26"><text:span text:style-name="T3">DBDir</text:span><text:span text:style-name="T8"> </text:span><text:span text:style-name="T1">&lt;</text:span><text:span text:style-name="T8">Строка</text:span><text:span text:style-name="T1">&gt; - </text:span><text:span text:style-name="T8">путь к каталогу, </text:span><text:span text:style-name="T15">где находится база данных, подключенная к хранилищу, если не задан, то используется путь «</text:span><text:span text:style-name="T16">WorkingDir</text:span><text:span text:style-name="T15">\</text:span><text:span text:style-name="T3">DB\</text:span><text:span text:style-name="T16">».</text:span></text:p>
      <text:p text:style-name="P27"><text:span text:style-name="T16">ConfBackupDir </text:span><text:span text:style-name="T1">&lt;</text:span><text:span text:style-name="T8">Строка</text:span><text:span text:style-name="T1">&gt; - </text:span><text:span text:style-name="T8">путь к каталогу, в котором должны хранится </text:span><text:span text:style-name="T25">файлы</text:span><text:span text:style-name="T8"> </text:span><text:span text:style-name="T25">выгрузки</text:span><text:span text:style-name="T8"> из хранилища конфигурации, если не задан, используется путь </text:span><text:span text:style-name="T16">WorkingDir</text:span><text:span text:style-name="T8">\</text:span><text:span text:style-name="T1">Backup.</text:span></text:p>
      <text:p text:style-name="P27"><text:span text:style-name="T1"/></text:p>
      <text:h text:style-name="Heading_20_1" text:outline-level="1">Справочник «Actions»</text:h>
      <text:p text:style-name="P29">Реквизиты:</text:p>
      <text:p text:style-name="P27"><text:span text:style-name="T8">IsInternal </text:span><text:span text:style-name="T1">&lt;</text:span><text:span text:style-name="T8">Булево</text:span><text:span text:style-name="T1">&gt; - </text:span><text:span text:style-name="T8">определяет то, является ли обработка внутренней.</text:span></text:p>
      <text:p text:style-name="P30"><text:span text:style-name="T8">InternalDataProcessor </text:span><text:span text:style-name="T1">&lt;</text:span><text:span text:style-name="T8">Строка</text:span><text:span text:style-name="T1">&gt; - </text:span><text:span text:style-name="T8">наименование внутренней обработки.</text:span></text:p>
      <text:p text:style-name="P30"><text:soft-page-break/><text:span text:style-name="T8">DataProcessor </text:span><text:span text:style-name="T1">&lt;</text:span><text:span text:style-name="T8">СправочникСсылка.AdditionalReportsAndDataProcessors</text:span><text:span text:style-name="T1">&gt; - </text:span><text:span text:style-name="T8">ссылка на элемент справочника с внешними обработками.</text:span></text:p>
      <text:p text:style-name="P30"><text:span text:style-name="T8"/></text:p>
      <text:h text:style-name="P49" text:outline-level="1">Справочник «<text:span text:style-name="T4">Tasks</text:span>»</text:h>
      <text:p text:style-name="P32"><text:span text:style-name="T33">Табличные части</text:span>:</text:p>
      <text:p text:style-name="P28"><text:span text:style-name="T17">Actions, реквизиты:</text:span></text:p>
      <text:p text:style-name="P28"><text:span text:style-name="T17">Action</text:span><text:span text:style-name="T8"> </text:span><text:span text:style-name="T1">&lt;</text:span><text:span text:style-name="T17">СправочникСсылка.Actions</text:span><text:span text:style-name="T1">&gt;</text:span><text:span text:style-name="T18">.</text:span></text:p>
      <text:p text:style-name="P31"><text:span text:style-name="T17">ActionParams</text:span><text:span text:style-name="T8"> </text:span><text:span text:style-name="T1">&lt;</text:span><text:span text:style-name="T17">ХранилищеЗначений</text:span><text:span text:style-name="T1">&gt; - </text:span><text:span text:style-name="T17">хранилище с параметрами обработки (если таковые имеются).</text:span></text:p>
      <text:p text:style-name="P31"><text:span text:style-name="T17"/></text:p>
      <text:h text:style-name="Heading_20_1" text:outline-level="1"><text:span text:style-name="T17">Д</text:span><text:span text:style-name="T8">окумент «TaskRunningEvent»</text:span></text:h>
      <text:p text:style-name="Text_20_body"><text:span text:style-name="T8"/></text:p>
      <text:p text:style-name="P34"><text:span text:style-name="T19">Документ предназначен для журналирования событий выполнения задач. Каждый отдельный документ это отдельная попытка выполнения одной задачи.</text:span></text:p>
      <text:p text:style-name="P33"><text:span text:style-name="T8">Реквизиты:</text:span></text:p>
      <text:p text:style-name="P33"><text:span text:style-name="T8">State </text:span><text:span text:style-name="T1">&lt;</text:span><text:span text:style-name="T8">Перечисление.TaskState</text:span><text:span text:style-name="T1">&gt;</text:span><text:span text:style-name="T8">- состояние процесса выполнения задачи. </text:span></text:p>
      <text:p text:style-name="P33"><text:span text:style-name="T8">Task </text:span><text:span text:style-name="T1">&lt;</text:span><text:span text:style-name="T20">Справочник</text:span><text:span text:style-name="T8">Ссылка.Tasks</text:span><text:span text:style-name="T1">&gt; - </text:span><text:span text:style-name="T8">ссылк ана задачу.</text:span></text:p>
      <text:p text:style-name="P33"><text:span text:style-name="T8">Документ не делает движений, при начале выполнения задачи, система создает и записывает этот документ с состоянием «</text:span><text:span text:style-name="T1">Started</text:span><text:span text:style-name="T8">». По ходу выполнения действия, информация записывается в регистр «ActionEventsLog» (о нем далее) где одним из измерений является ссылка на документ TaskRunningEvent, однако регистр и документ не связаны механизмом проведения, для </text:span><text:span text:style-name="T25">записи событий</text:span><text:span text:style-name="T8"> проведение не используется.</text:span></text:p>
      <text:p text:style-name="P35"><text:span text:style-name="T8">Если все действия были выполнены , значение реквизита </text:span><text:span text:style-name="T19">State </text:span><text:span text:style-name="T8">изменяется на «</text:span><text:span text:style-name="T1">Success</text:span><text:span text:style-name="T8">» или «</text:span><text:span text:style-name="T1">Error</text:span><text:span text:style-name="T8">» </text:span><text:span text:style-name="T25">в зависимости от успеха\неудачи выполнения.</text:span></text:p>
      <text:h text:style-name="Heading_20_1" text:outline-level="1">Регистр сведений «ActionEventsLog»</text:h>
      <text:p text:style-name="P42">Регистр предназначен для записи событий <text:span text:style-name="T37">возникающих </text:span>при выполнении отдельных действий задач. Одно действие может генерировать несколько событий.</text:p>
      <text:p text:style-name="P36"><text:span text:style-name="T8">Периодичность: Нет.</text:span></text:p>
      <text:p text:style-name="P36"><text:span text:style-name="T8">Подчинение регистратору: Нет.</text:span></text:p>
      <text:p text:style-name="P36"><text:span text:style-name="T8">Измерения:</text:span></text:p>
      <text:p text:style-name="P38"><text:span text:style-name="T8">TaskRunningEvent </text:span><text:span text:style-name="T1">&lt;</text:span><text:span text:style-name="T8">ДокументСсылка.TaskRunningEvent</text:span><text:span text:style-name="T1">&gt;.</text:span></text:p>
      <text:p text:style-name="P38"><text:span text:style-name="T1">LineNum &lt;</text:span><text:span text:style-name="T8">Число 9,0</text:span><text:span text:style-name="T1">&gt; - </text:span><text:span text:style-name="T8">порядковый <text:s/>номер события, нумерация ведется в пределах одной </text:span><text:soft-page-break/><text:span text:style-name="T8">задачи.</text:span></text:p>
      <text:p text:style-name="P38"><text:span text:style-name="T8">Ресурсы:</text:span></text:p>
      <text:p text:style-name="P40"><text:span text:style-name="T8">Action </text:span><text:span text:style-name="T1">&lt;</text:span><text:span text:style-name="T8">СправочникСсылка.</text:span><text:span text:style-name="T1">Actions&gt; - </text:span><text:span text:style-name="T8">действие при выполнении которого, произошло событие.</text:span></text:p>
      <text:p text:style-name="P40"><text:span text:style-name="T8">State </text:span><text:span text:style-name="T1">&lt;</text:span><text:span text:style-name="T8">ПеречислениеСсылка.ActionEventTypes</text:span><text:span text:style-name="T1">&gt; - </text:span><text:span text:style-name="T8">Тип события (Start,</text:span><text:span text:style-name="T1">Error,DetailedInfo,Success</text:span><text:span text:style-name="T8">);</text:span></text:p>
      <text:p text:style-name="P40"><text:span text:style-name="T8">Description </text:span><text:span text:style-name="T1">&lt;</text:span><text:span text:style-name="T8">Строка</text:span><text:span text:style-name="T1">&gt; - </text:span><text:span text:style-name="T8">текстовое описание событие.</text:span></text:p>
      <text:p text:style-name="P22">Date &lt;DateTime&gt; - <text:span text:style-name="T8">дата и время возникновения события.</text:span></text:p>
      <text:p text:style-name="P22"><text:span text:style-name="T8">Регистр не сделан периодическим потому что, записи чаще будут отбираться не по периоду, а по значению ссылки на документ </text:span><text:span text:style-name="T20">TaskRunningEvent. </text:span><text:span text:style-name="T8">Поэтому ссылка должна идти на первом месте в составном индексе.</text:span></text:p>
      <text:h text:style-name="P50" text:outline-level="1">Регистр сведений «<text:span text:style-name="T34">RepUsers</text:span>»</text:h>
      <text:p text:style-name="P42">Регистр предназначен для хранения списка пользователей, которым разрешено работать <text:span text:style-name="T37">с</text:span> данным хранилищем. Для хранилища <text:span text:style-name="T35">должен быть задан хотя бы один пользователь.</text:span></text:p>
      <text:p text:style-name="P37"><text:span text:style-name="T8">Периодичность: Нет.</text:span></text:p>
      <text:p text:style-name="P37"><text:span text:style-name="T8">Подчинение регистратору: Нет.</text:span></text:p>
      <text:p text:style-name="P37"><text:span text:style-name="T8">Измерения:</text:span></text:p>
      <text:p text:style-name="P39"><text:span text:style-name="T21">User</text:span><text:span text:style-name="T8"> </text:span><text:span text:style-name="T1">&lt;</text:span><text:span text:style-name="T21">СправочникСсылка</text:span><text:span text:style-name="T8">.</text:span><text:span text:style-name="T21">Users</text:span><text:span text:style-name="T1">&gt; - </text:span><text:span text:style-name="T21">ссылка на справочн</text:span><text:span text:style-name="T26">и</text:span><text:span text:style-name="T21">к Users из подсистемы Users БСП</text:span><text:span text:style-name="T1">.</text:span></text:p>
      <text:p text:style-name="P39"><text:span text:style-name="T5">Repository</text:span><text:span text:style-name="T1"> &lt;</text:span><text:span text:style-name="T21">СправочникСсылка.</text:span><text:span text:style-name="T5">Repositories</text:span><text:span text:style-name="T1">&gt; <text:s/>- </text:span><text:span text:style-name="T21">хранилище для котор</text:span><text:span text:style-name="T26">ого </text:span><text:span text:style-name="T21">задаются пользователи в регистре.</text:span></text:p>
      <text:p text:style-name="P39"><text:span text:style-name="T8">Ресурсы:</text:span></text:p>
      <text:p text:style-name="P41"><text:span text:style-name="T21">RepUserName</text:span><text:span text:style-name="T8"> </text:span><text:span text:style-name="T1">&lt;</text:span><text:span text:style-name="T21">Строка</text:span><text:span text:style-name="T1">&gt; - </text:span><text:span text:style-name="T26">и</text:span><text:span text:style-name="T21">мя пользователя хранилища</text:span><text:span text:style-name="T8">.</text:span></text:p>
      <text:p text:style-name="P41"><text:span text:style-name="T21">RepPassword</text:span><text:span text:style-name="T8"> </text:span><text:span text:style-name="T1">&lt;</text:span><text:span text:style-name="T21">Строка</text:span><text:span text:style-name="T1">&gt; - <text:s/></text:span><text:span text:style-name="T21">пароль пользователя в хранилище</text:span><text:span text:style-name="T8">;</text:span></text:p>
      <text:h text:style-name="Heading_20_1" text:outline-level="1">Обработка «StartPage»</text:h>
      <text:p text:style-name="P23"><text:span text:style-name="T8">Обработка представляет из себя рабочий стол пользователя для работы с подсистемой «</text:span>Repositories<text:span text:style-name="T8">». Главн</text:span><text:span text:style-name="T27">ое</text:span><text:span text:style-name="T8"> назначение — </text:span><text:span text:style-name="T27">обеспечение удобного</text:span><text:span text:style-name="T8"> доступ</text:span><text:span text:style-name="T27">а</text:span><text:span text:style-name="T8"> к задачам </text:span><text:span text:style-name="T27">хранилища</text:span><text:span text:style-name="T8">.</text:span></text:p>
      <text:p text:style-name="P23"><text:span text:style-name="T8"/></text:p>
      <text:p text:style-name="P47">Обработки выполняющие действия</text:p>
      <text:p text:style-name="P40"><text:span text:style-name="T8"/></text:p>
      <text:p text:style-name="P43"><text:span text:style-name="T8">Обработка, предназначенная для подключения к справочнику «</text:span><text:span text:style-name="T1">Actions</text:span><text:span text:style-name="T8">» должна реализовывать в модуле объекта следующие экспортные функции:</text:span></text:p>
      <text:p text:style-name="P44"><text:span text:style-name="T8">Run(LogLineNumber, CommonParams, Action, ActionParams, ShowMessages)</text:span><text:span text:style-name="T22">, где</text:span></text:p>
      <text:p text:style-name="P44"><text:soft-page-break/><text:span text:style-name="T22"><text:s text:c="2"/></text:span><text:span text:style-name="T8">LogLineNumber — </text:span><text:span text:style-name="T22">порядковый номер события.</text:span></text:p>
      <text:p text:style-name="P44"><text:span text:style-name="T22">CommonParams - <text:s/>структура, содержащая перечень общих параметров, существующих во время выполнения задачи.</text:span></text:p>
      <text:p text:style-name="P44"><text:span text:style-name="T22">Action — ссылка на элемент справочника «</text:span><text:span text:style-name="T6">Actions</text:span><text:span text:style-name="T22">».</text:span></text:p>
      <text:p text:style-name="P44"><text:span text:style-name="T8">ActionParams</text:span><text:span text:style-name="T22"> — значение параметров, заданных индивидуально для данного действия (значения сохраняются в реквизите «Action</text:span><text:span text:style-name="T6">Params</text:span><text:span text:style-name="T22">» табличной части «</text:span><text:span text:style-name="T6">Actions</text:span><text:span text:style-name="T22">» справочника «</text:span><text:span text:style-name="T6">Tasks</text:span><text:span text:style-name="T22">» ).</text:span></text:p>
      <text:p text:style-name="P44"><text:span text:style-name="T22">ShowMessages <text:s/></text:span><text:span text:style-name="T6">&lt;</text:span><text:span text:style-name="T22">Булево</text:span><text:span text:style-name="T6">&gt; </text:span><text:span text:style-name="T22">- определяет необходимость отображать интерактивные сообщения пользователю (помимо записи в журнал).</text:span></text:p>
      <text:p text:style-name="P44"><text:span text:style-name="T22"/></text:p>
      <text:p text:style-name="P45"><text:span text:style-name="T22">IsRepositoryDataProcessor</text:span><text:span text:style-name="T8">() - возвращает Истина, если эта обработка предназначена для подключения к задачам хран</text:span><text:span text:style-name="T27">и</text:span><text:span text:style-name="T8">лищ</text:span><text:span text:style-name="T27">а</text:span><text:span text:style-name="T8">.</text:span></text:p>
      <text:p text:style-name="P45"><text:span text:style-name="T8">IsParamsForm() -возвращает Истина, если обработка имеет форму настроек.</text:span></text:p>
      <text:p text:style-name="P45"><text:span text:style-name="T8"/></text:p>
      <text:p text:style-name="P46"><text:span text:style-name="T8">На текущий момент реализовано две обработки:</text:span></text:p>
      <text:p text:style-name="P46"><text:span text:style-name="T8">DumpConfFromRepository — предназначена для сохранения актуальной версии конфигурации из хранилища на диск.</text:span></text:p>
      <text:p text:style-name="P46"><text:span text:style-name="T8"/></text:p>
      <text:p text:style-name="P46"><text:span text:style-name="T8">SendEmail - <text:s/>предназначена для отправки произвольного </text:span><text:span text:style-name="T1">email </text:span><text:span text:style-name="T8">сообщения списку получателей. Список получателей и текст сообщения задается на форме настроек обработки. Текст сообщения представляет из себя шаблон, где в тексте можно указывать в квадратных скобках специальные параметры, которые затем будут заполнены из общих параметров выполнения задачи, например, параметр </text:span><text:span text:style-name="T1">[DumpConfFileFullPath] – </text:span><text:span text:style-name="T8">полный путь сохранения файла конфигурации. Механизм заполнения шаблонов еще нуждается в доработке.</text:span></text:p>
      <text:p text:style-name="P44"><text:span text:style-name="T22"/></text:p>
      <text:p text:style-name="P44"><text:span text:style-name="T8"><text:tab/><text:tab/><text:tab/><text:tab/><text:tab/> <text:s text:c="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5T17:20:40.731000000</meta:creation-date>
    <dc:date>2016-07-25T21:26:21.526000000</dc:date>
    <meta:editing-duration>PT2H47M3S</meta:editing-duration>
    <meta:editing-cycles>31</meta:editing-cycles>
    <meta:generator>LibreOffice/5.0.0.5$Windows_x86 LibreOffice_project/1b1a90865e348b492231e1c451437d7a15bb262b</meta:generator>
    <meta:document-statistic meta:table-count="0" meta:image-count="1" meta:object-count="0" meta:page-count="6" meta:paragraph-count="96" meta:word-count="1279" meta:character-count="10627" meta:non-whitespace-character-count="9416"/>
  </office:meta>
</office:document-meta>
</file>